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3deb3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dc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deb3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5"/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5">
      <style:table-cell-properties fo:background-color="transparent"/>
    </style:style>
    <style:style style:name="ce12" style:family="table-cell" style:parent-style-name="Default">
      <style:table-cell-properties fo:background-color="#ff6633"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05">
      <style:table-cell-properties fo:background-color="#ffff00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3" table:default-cell-style-name="ce4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Nombre d'Empreses dels Municipis de les Illes Balears (2009)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2" office:value-type="string">
            <text:p>Exercici 1</text:p>
          </table:table-cell>
          <table:table-cell table:style-name="Default"/>
          <table:table-cell table:number-columns-repeated="4"/>
          <table:table-cell table:style-name="ce2" office:value-type="string">
            <text:p>Exercici 3</text:p>
          </table:table-cell>
          <table:table-cell table:number-columns-repeated="7"/>
        </table:table-row>
        <table:table-row table:style-name="ro4">
          <table:table-cell table:style-name="ce3" office:value-type="string">
            <text:p>Municipis</text:p>
          </table:table-cell>
          <table:table-cell table:style-name="ce7" office:value-type="string">
            <text:p>Empreses en Règim General</text:p>
          </table:table-cell>
          <table:table-cell table:number-columns-repeated="3"/>
          <table:table-cell table:style-name="ce2"/>
          <table:table-cell table:style-name="ce12" office:value-type="string">
            <text:p>Empreses Règim General</text:p>
          </table:table-cell>
          <table:table-cell table:style-name="ce12" office:value-type="string">
            <text:p>Freqüència Absoluta</text:p>
          </table:table-cell>
          <table:table-cell table:style-name="ce12" office:value-type="string">
            <text:p>Freqüència Absoluta Acumulada</text:p>
          </table:table-cell>
          <table:table-cell table:style-name="ce12" office:value-type="string">
            <text:p>Freqüència Relativa</text:p>
          </table:table-cell>
          <table:table-cell table:style-name="ce12" office:value-type="string">
            <text:p>Freqüència Relativa Acumulada</text:p>
          </table:table-cell>
          <table:table-cell table:style-name="ce12" office:value-type="string">
            <text:p>Percentatge</text:p>
          </table:table-cell>
          <table:table-cell table:style-name="ce12" office:value-type="string">
            <text:p>Percentatge Acumulat</text:p>
          </table:table-cell>
          <table:table-cell table:style-name="ce16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3" office:value-type="string">
            <text:p>Menys de 50</text:p>
          </table:table-cell>
          <table:table-cell table:style-name="ce14" office:value-type="float" office:value="16">
            <text:p>16</text:p>
          </table:table-cell>
          <table:table-cell table:style-name="ce14" table:formula="of:=[.H4]" office:value-type="float" office:value="16">
            <text:p>16</text:p>
          </table:table-cell>
          <table:table-cell table:style-name="ce15" table:formula="of:=[.H4]/[.$H$10]" office:value-type="float" office:value="0.238805970149254">
            <text:p>0,239</text:p>
          </table:table-cell>
          <table:table-cell table:style-name="ce15" table:formula="of:=[.I4]/[.$H$10]" office:value-type="float" office:value="0.238805970149254">
            <text:p>0,239</text:p>
          </table:table-cell>
          <table:table-cell table:style-name="ce15" table:formula="of:=[.J4]*100" office:value-type="float" office:value="23.8805970149254">
            <text:p>23,881</text:p>
          </table:table-cell>
          <table:table-cell table:style-name="ce15" table:formula="of:=[.K4]*100" office:value-type="float" office:value="23.8805970149254">
            <text:p>23,881</text:p>
          </table:table-cell>
          <table:table-cell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table:style-name="ce13" office:value-type="string">
            <text:p>[50,250)</text:p>
          </table:table-cell>
          <table:table-cell table:style-name="ce14" office:value-type="float" office:value="25">
            <text:p>25</text:p>
          </table:table-cell>
          <table:table-cell table:style-name="ce14" table:formula="of:=[.I4]+[.H5]" office:value-type="float" office:value="41">
            <text:p>41</text:p>
          </table:table-cell>
          <table:table-cell table:style-name="ce15" table:formula="of:=[.H5]/[.$H$10]" office:value-type="float" office:value="0.373134328358209">
            <text:p>0,373</text:p>
          </table:table-cell>
          <table:table-cell table:style-name="ce15" table:formula="of:=[.I5]/[.$H$10]" office:value-type="float" office:value="0.611940298507463">
            <text:p>0,612</text:p>
          </table:table-cell>
          <table:table-cell table:style-name="ce15" table:formula="of:=[.J5]*100" office:value-type="float" office:value="37.3134328358209">
            <text:p>37,313</text:p>
          </table:table-cell>
          <table:table-cell table:style-name="ce15" table:formula="of:=[.K5]*100" office:value-type="float" office:value="61.1940298507463">
            <text:p>61,194</text:p>
          </table:table-cell>
          <table:table-cell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13" office:value-type="string">
            <text:p>[250,500)</text:p>
          </table:table-cell>
          <table:table-cell table:style-name="ce14" office:value-type="float" office:value="10">
            <text:p>10</text:p>
          </table:table-cell>
          <table:table-cell table:style-name="ce14" table:formula="of:=[.I5]+[.H6]" office:value-type="float" office:value="51">
            <text:p>51</text:p>
          </table:table-cell>
          <table:table-cell table:style-name="ce15" table:formula="of:=[.H6]/[.$H$10]" office:value-type="float" office:value="0.149253731343284">
            <text:p>0,149</text:p>
          </table:table-cell>
          <table:table-cell table:style-name="ce15" table:formula="of:=[.I6]/[.$H$10]" office:value-type="float" office:value="0.761194029850746">
            <text:p>0,761</text:p>
          </table:table-cell>
          <table:table-cell table:style-name="ce15" table:formula="of:=[.J6]*100" office:value-type="float" office:value="14.9253731343284">
            <text:p>14,925</text:p>
          </table:table-cell>
          <table:table-cell table:style-name="ce15" table:formula="of:=[.K6]*100" office:value-type="float" office:value="76.1194029850746">
            <text:p>76,119</text:p>
          </table:table-cell>
          <table:table-cell/>
        </table:table-row>
        <table:table-row table:style-name="ro2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13" office:value-type="string">
            <text:p>[500,750)</text:p>
          </table:table-cell>
          <table:table-cell table:style-name="ce14" office:value-type="float" office:value="6">
            <text:p>6</text:p>
          </table:table-cell>
          <table:table-cell table:style-name="ce14" table:formula="of:=[.I6]+[.H7]" office:value-type="float" office:value="57">
            <text:p>57</text:p>
          </table:table-cell>
          <table:table-cell table:style-name="ce15" table:formula="of:=[.H7]/[.$H$10]" office:value-type="float" office:value="0.0895522388059701">
            <text:p>0,090</text:p>
          </table:table-cell>
          <table:table-cell table:style-name="ce15" table:formula="of:=[.I7]/[.$H$10]" office:value-type="float" office:value="0.850746268656716">
            <text:p>0,851</text:p>
          </table:table-cell>
          <table:table-cell table:style-name="ce15" table:formula="of:=[.J7]*100" office:value-type="float" office:value="8.95522388059701">
            <text:p>8,955</text:p>
          </table:table-cell>
          <table:table-cell table:style-name="ce15" table:formula="of:=[.K7]*100" office:value-type="float" office:value="85.0746268656716">
            <text:p>85,075</text:p>
          </table:table-cell>
          <table:table-cell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4"/>
          <table:table-cell table:style-name="ce13" office:value-type="string">
            <text:p>[750,1000)</text:p>
          </table:table-cell>
          <table:table-cell table:style-name="ce14" office:value-type="float" office:value="3">
            <text:p>3</text:p>
          </table:table-cell>
          <table:table-cell table:style-name="ce14" table:formula="of:=[.I7]+[.H8]" office:value-type="float" office:value="60">
            <text:p>60</text:p>
          </table:table-cell>
          <table:table-cell table:style-name="ce15" table:formula="of:=[.H8]/[.$H$10]" office:value-type="float" office:value="0.0447761194029851">
            <text:p>0,045</text:p>
          </table:table-cell>
          <table:table-cell table:style-name="ce15" table:formula="of:=[.I8]/[.$H$10]" office:value-type="float" office:value="0.895522388059701">
            <text:p>0,896</text:p>
          </table:table-cell>
          <table:table-cell table:style-name="ce15" table:formula="of:=[.J8]*100" office:value-type="float" office:value="4.47761194029851">
            <text:p>4,478</text:p>
          </table:table-cell>
          <table:table-cell table:style-name="ce15" table:formula="of:=[.K8]*100" office:value-type="float" office:value="89.5522388059701">
            <text:p>89,552</text:p>
          </table:table-cell>
          <table:table-cell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13" office:value-type="string">
            <text:p>Més de 1000</text:p>
          </table:table-cell>
          <table:table-cell table:style-name="ce14" office:value-type="float" office:value="7">
            <text:p>7</text:p>
          </table:table-cell>
          <table:table-cell table:style-name="ce14" table:formula="of:=[.I8]+[.H9]" office:value-type="float" office:value="67">
            <text:p>67</text:p>
          </table:table-cell>
          <table:table-cell table:style-name="ce15" table:formula="of:=[.H9]/[.$H$10]" office:value-type="float" office:value="0.104477611940299">
            <text:p>0,104</text:p>
          </table:table-cell>
          <table:table-cell table:style-name="ce15" table:formula="of:=[.I9]/[.$H$10]" office:value-type="float" office:value="1">
            <text:p>1,000</text:p>
          </table:table-cell>
          <table:table-cell table:style-name="ce15" table:formula="of:=[.J9]*100" office:value-type="float" office:value="10.4477611940299">
            <text:p>10,448</text:p>
          </table:table-cell>
          <table:table-cell table:style-name="ce15" table:formula="of:=[.K9]*100" office:value-type="float" office:value="100">
            <text:p>100,000</text:p>
          </table:table-cell>
          <table:table-cell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5"/>
          <table:table-cell table:formula="of:=SUM([.H4:.H9])" office:value-type="float" office:value="67">
            <text:p>67</text:p>
          </table:table-cell>
          <table:table-cell table:number-columns-repeated="6"/>
        </table:table-row>
        <table:table-row table:style-name="ro2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12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2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2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/>
          <table:table-cell table:style-name="ce2" office:value-type="string">
            <text:p>Exercici 2</text:p>
          </table:table-cell>
          <table:table-cell table:number-columns-repeated="10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table:style-name="ce9" office:value-type="string">
            <text:p>Moda</text:p>
          </table:table-cell>
          <table:table-cell table:style-name="ce10" office:value-type="float" office:value="116">
            <text:p>116</text:p>
          </table:table-cell>
          <table:table-cell office:value-type="string">
            <text:p><text:s/>La moda és el valor més freqüent, el que més vegades es repeteix.</text:p>
          </table:table-cell>
          <table:table-cell table:number-columns-repeated="8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table:style-name="ce9" office:value-type="string">
            <text:p>Mediana</text:p>
          </table:table-cell>
          <table:table-cell table:style-name="ce10" table:formula="of:=MEDIAN([.B4:.B70])" office:value-type="float" office:value="164">
            <text:p>164</text:p>
          </table:table-cell>
          <table:table-cell office:value-type="string">
            <text:p><text:s/>És el valor que està enmig. S'ordenen les dades numèriques (de menor a mayor) i el total de dades (67) es divideix entre 2.</text:p>
          </table:table-cell>
          <table:table-cell table:number-columns-repeated="8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<text:s/>El resultat és la posició on es troba la mediana. 67/2=33,5 → Posició 34 = Ferreries</text:p>
          </table:table-cell>
          <table:table-cell table:number-columns-repeated="8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/>
          <table:table-cell table:style-name="ce9" office:value-type="string">
            <text:p>Mitjana</text:p>
          </table:table-cell>
          <table:table-cell table:style-name="ce11" table:formula="of:=AVERAGE([.B4:.B70])" office:value-type="float" office:value="566.134328358209">
            <text:p>566,134</text:p>
          </table:table-cell>
          <table:table-cell office:value-type="string">
            <text:p><text:s/>És la suma de tots el valors dividit entre el total de dades. 37931/67=566,134.</text:p>
          </table:table-cell>
          <table:table-cell table:number-columns-repeated="8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table:style-name="ce9" office:value-type="string">
            <text:p>1r Quartil 25%</text:p>
          </table:table-cell>
          <table:table-cell table:style-name="ce10" table:formula="of:=QUARTILE([.B4:.B70];1)" office:value-type="float" office:value="58.5">
            <text:p>58,5</text:p>
          </table:table-cell>
          <table:table-cell office:value-type="string">
            <text:p><text:s/>Es calcula multiplicant 25%=0,25 per el total de dades (67), que és la suma total de les freqüències absolutes.</text:p>
          </table:table-cell>
          <table:table-cell table:number-columns-repeated="8"/>
        </table:table-row>
        <table:table-row table:style-name="ro2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<text:s/>El resultat és la posició on es troba el 1r quartil. 0,25*67=16,75 → Posició 17 </text:p>
          </table:table-cell>
          <table:table-cell table:number-columns-repeated="8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/>
          <table:table-cell table:style-name="ce9" office:value-type="string">
            <text:p>3r Quartil 75%</text:p>
          </table:table-cell>
          <table:table-cell table:style-name="ce10" table:formula="of:=QUARTILE([.B4:.B70];3)" office:value-type="float" office:value="450">
            <text:p>450</text:p>
          </table:table-cell>
          <table:table-cell office:value-type="string">
            <text:p><text:s/>Es calcula multiplicant 75%=0,75 per el total de dades (67).</text:p>
          </table:table-cell>
          <table:table-cell table:number-columns-repeated="8"/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<text:s/>El resultat és la posició on es troba el 3r quartil. 0,75*67=50,25 → Posició 51</text:p>
          </table:table-cell>
          <table:table-cell table:number-columns-repeated="8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8"/>
          <table:table-cell table:style-name="ce8"/>
          <table:table-cell table:number-columns-repeated="3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2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2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2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2"/>
          <table:table-cell table:style-name="ce2" office:value-type="string">
            <text:p>Exercici 4</text:p>
          </table:table-cell>
          <table:table-cell table:number-columns-repeated="9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>
            <draw:frame table:end-cell-address="Hoja1.K47" table:end-x="1.024cm" table:end-y="0.356cm" draw:z-index="0" draw:style-name="gr1" svg:width="14.616cm" svg:height="8.747cm" svg:x="2.506cm" svg:y="0.19cm">
              <draw:object draw:notify-on-update-of-ranges="Hoja1.G4:Hoja1.G9 Hoja1.H3:Hoja1.H3 Hoja1.H4:Hoja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2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2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2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2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2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2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2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2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2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2"/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12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2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12"/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12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2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12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2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2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2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2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/>
          <table:table-cell>
            <draw:frame table:end-cell-address="Hoja1.K68" table:end-x="1.014cm" table:end-y="0.128cm" draw:z-index="1" draw:style-name="gr1" svg:width="14.616cm" svg:height="8.689cm" svg:x="2.496cm" svg:y="0.02cm">
              <draw:object draw:notify-on-update-of-ranges="Hoja1.G4:Hoja1.G9 Hoja1.L3:Hoja1.L3 Hoja1.L4:Hoja1.L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2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2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12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2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2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2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2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12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2"/>
        </table:table-row>
        <table:table-row table:style-name="ro2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12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12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2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2"/>
        </table:table-row>
        <table:table-row table:style-name="ro2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12"/>
        </table:table-row>
        <table:table-row table:style-name="ro2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table:number-columns-repeated="12"/>
        </table:table-row>
        <table:table-row table:style-name="ro2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12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2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2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12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2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Total</text:p>
          </table:table-cell>
          <table:table-cell table:style-name="Default" table:formula="of:=SUM([.B4:.B70])" office:value-type="float" office:value="37931">
            <text:p>37931</text:p>
          </table:table-cell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>
            <text:p>Exercici 5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6" office:value-type="string">
            <text:p>Moda</text:p>
          </table:table-cell>
          <table:table-cell table:style-name="Default" table:formula="of:=(50+250)/2" office:value-type="float" office:value="150">
            <text:p>150</text:p>
          </table:table-cell>
          <table:table-cell office:value-type="string">
            <text:p><text:s/>Observam a la taula de freqüències (freqüències absolutes) el valor màxim. El valor màxim (25) és dóna a l'interval <text:s/>[50,250). La moda es el valor intermig de l'interval. 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El resultat es calcula sumant els valors de l'interval i dividint-los entre 2. (50+250)/2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Mediana</text:p>
          </table:table-cell>
          <table:table-cell table:style-name="ce8" table:formula="of:=(50)+((0.5*67-16)/25)*(250-50)" office:value-type="float" office:value="190">
            <text:p>190,000</text:p>
          </table:table-cell>
          <table:table-cell office:value-type="string">
            <text:p><text:s/>Percentatge acumulat = o superior a 50% → [50,250). La mediana es troba en aquest interval. </text:p>
          </table:table-cell>
          <table:table-cell table:number-columns-repeated="11"/>
        </table:table-row>
        <table:table-row table:style-name="ro2">
          <table:table-cell table:style-name="ce6"/>
          <table:table-cell table:style-name="Default"/>
          <table:table-cell office:value-type="string">
            <text:p><text:s/>La mediana = L=Límit inferior de l'interval (50)+[(50%*Suma de les freqüències absolutes (67))- freqüència acumulada de l'interval anterior(16)))/freqüència 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de l'interval (25)*(Límit superior de l'interval (250) – L(50))]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>
            <text:p>1r Quartil 25%</text:p>
          </table:table-cell>
          <table:table-cell table:style-name="Default" table:formula="of:=(50)+((0.25*67-16)/25)*(250-50)" office:value-type="float" office:value="56">
            <text:p>56</text:p>
          </table:table-cell>
          <table:table-cell office:value-type="string">
            <text:p><text:s/>Percentatge acumulat = o superior a 25% → [50,250). El 1r quartil es troba en aquest interval. 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1r Quartil = L=Límit inferior de l'interval (50)+[(25%*Suma de les freqüències absolutes (67))- freqüència acumulada de l'interval anterior(16)))/freqüència 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de l'interval (25)*(Límit superior de l'interval (250) – L(50))]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3r Quartil 75%</text:p>
          </table:table-cell>
          <table:table-cell table:style-name="Default" table:formula="of:=(250)+((0.75*67-41)/10)*(500-250)" office:value-type="float" office:value="481.25">
            <text:p>481,25</text:p>
          </table:table-cell>
          <table:table-cell office:value-type="string">
            <text:p><text:s/>Percentatge acumulat = o superior a 75% → [250,500). El 3r quartil es troba en aquest interval.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1r Quartil = L=Límit inferior de l'interval (250)+[(75%*Suma de les freqüències absolutes (67))- freqüència acumulada de l'interval anterior(41)))/freqüència 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office:value-type="string">
            <text:p><text:s/>de l'interval (10))*(Límit superior de l'interval (500) – L(250))]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>
            <text:p>Mitjana</text:p>
          </table:table-cell>
          <table:table-cell table:style-name="ce8" table:formula="of:=SUMPRODUCT([.B88:.B93];[.H4:.H9])/SUM([.H4:.H9])" office:value-type="float" office:value="372.761194029851">
            <text:p>372,761</text:p>
          </table:table-cell>
          <table:table-cell office:value-type="string">
            <text:p><text:s/>Es calculen els valors mitjans de cada interval individualment (b88,b93). I el resultat es calcula multiplicant cada valor mitjà de cada interval per la seva freqüència absoluta.</text:p>
          </table:table-cell>
          <table:table-cell table:number-columns-repeated="11"/>
        </table:table-row>
        <table:table-row table:style-name="ro2">
          <table:table-cell table:style-name="Default" office:value-type="string">
            <text:p>menys de 50 → [25,50)</text:p>
          </table:table-cell>
          <table:table-cell table:style-name="Default" table:formula="of:=(25+50)/2" office:value-type="float" office:value="37.5">
            <text:p>37,5</text:p>
          </table:table-cell>
          <table:table-cell office:value-type="string">
            <text:p><text:s/>Sumar tots el resultats i dividint-los entre la suma de les freqüències absolutes (67).</text:p>
          </table:table-cell>
          <table:table-cell table:number-columns-repeated="11"/>
        </table:table-row>
        <table:table-row table:style-name="ro2">
          <table:table-cell table:style-name="Default" office:value-type="string">
            <text:p>[50,250)</text:p>
          </table:table-cell>
          <table:table-cell table:style-name="Default" table:formula="of:=(50+250)/2" office:value-type="float" office:value="150">
            <text:p>150</text:p>
          </table:table-cell>
          <table:table-cell office:value-type="string">
            <text:p><text:s/>((37,5*16)+(150*25)+(375*10)+(625*6)+(875*3)+(1500*7))/67</text:p>
          </table:table-cell>
          <table:table-cell table:number-columns-repeated="11"/>
        </table:table-row>
        <table:table-row table:style-name="ro2">
          <table:table-cell table:style-name="Default" office:value-type="string">
            <text:p>[250,500)</text:p>
          </table:table-cell>
          <table:table-cell table:style-name="Default" table:formula="of:=(250+500)/2" office:value-type="float" office:value="375">
            <text:p>375</text:p>
          </table:table-cell>
          <table:table-cell table:number-columns-repeated="12"/>
        </table:table-row>
        <table:table-row table:style-name="ro2">
          <table:table-cell table:style-name="Default" office:value-type="string">
            <text:p>[500,750)</text:p>
          </table:table-cell>
          <table:table-cell table:style-name="Default" table:formula="of:=(500+750)/2" office:value-type="float" office:value="625">
            <text:p>625</text:p>
          </table:table-cell>
          <table:table-cell table:number-columns-repeated="12"/>
        </table:table-row>
        <table:table-row table:style-name="ro2">
          <table:table-cell table:style-name="Default" office:value-type="string">
            <text:p>[750,1000)</text:p>
          </table:table-cell>
          <table:table-cell table:style-name="Default" table:formula="of:=(750+1000)/2" office:value-type="float" office:value="875">
            <text:p>875</text:p>
          </table:table-cell>
          <table:table-cell table:number-columns-repeated="12"/>
        </table:table-row>
        <table:table-row table:style-name="ro2">
          <table:table-cell table:style-name="Default" office:value-type="string">
            <text:p>Més de 1000 → [1000,2000]</text:p>
          </table:table-cell>
          <table:table-cell table:style-name="Default" table:formula="of:=(1000+2000)/2" office:value-type="float" office:value="1500">
            <text:p>1500</text:p>
          </table:table-cell>
          <table:table-cell table:number-columns-repeated="12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Hoja1.C85:Hoja1.D9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1/03/2011</text:date>, <text:time>12:0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ira </meta:initial-creator>
    <meta:creation-date>2011-02-25T15:42:14.28</meta:creation-date>
    <dc:date>2011-03-01T12:05:00.08</dc:date>
    <dc:creator>Zaira </dc:creator>
    <meta:editing-duration>PT9H6M47S</meta:editing-duration>
    <meta:editing-cycles>66</meta:editing-cycles>
    <meta:generator>OpenOffice.org/3.3$Win32 OpenOffice.org_project/330m20$Build-9567</meta:generator>
    <meta:document-statistic meta:table-count="3" meta:cell-count="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draw:fill="solid" draw:fill-color="#99cc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17cm" svg:height="8.748cm" xlink:href=".." xlink:type="simple" chart:class="chart:bar" chart:style-name="ch1">
        <chart:title svg:x="3.349cm" svg:y="0.31cm" chart:style-name="ch2">
          <text:p>Nombre d'Empreses Illes Balears (2009)</text:p>
        </chart:title>
        <chart:plot-area chart:style-name="ch3" table:cell-range-address="Hoja1.G3:Hoja1.H9" chart:data-source-has-labels="both" svg:x="1.33cm" svg:y="1.437cm" svg:width="12.703cm" svg:height="6.1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1cm" svg:y="1.437cm" svg:width="11.982cm" svg:height="5.0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5.481cm" svg:y="7.741cm" chart:style-name="ch5">
              <text:p>Empreses en Règim General</text:p>
            </chart:title>
            <chart:categories table:cell-range-address="Hoja1.G4:Hoja1.G9"/>
          </chart:axis>
          <chart:axis chart:dimension="y" chart:name="primary-y" chart:style-name="ch6">
            <chart:title svg:x="0.451cm" svg:y="7.297cm" chart:style-name="ch7">
              <text:p>Nº d'Empreses (Freqüència Absoluta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H4:Hoja1.H9" chart:label-cell-address="Hoja1.H3:Hoja1.H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üència Absoluta</text:p>
                <draw:g>
                  <svg:desc>Hoja1.H3:Hoja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draw:g>
                  <svg:desc>Hoja1.G4:Hoja1.G9</svg:desc>
                </draw:g>
              </table:table-cell>
              <table:table-cell office:value-type="float" office:value="16">
                <text:p>16</text:p>
                <draw:g>
                  <svg:desc>Hoja1.H4:Hoja1.H9</svg:desc>
                </draw:g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1.4190254211426pt" style:font-size-asian="11.4190254211426pt" style:font-size-complex="11.4190254211426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8.7838659286499pt" style:font-size-asian="8.7838659286499pt" style:font-size-complex="8.7838659286499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scale-text="true" chart:display-label="true" chart:logarithmic="false" chart:reverse-direction="true" text:line-break="false" chart:axis-position="0"/>
      <style:graphic-properties svg:stroke-color="#b3b3b3"/>
      <style:text-properties fo:font-size="8.7838659286499pt" style:font-size-asian="8.7838659286499pt" style:font-size-complex="8.7838659286499pt"/>
    </style:style>
    <style:style style:name="ch6" style:family="chart" style:data-style-name="N105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8.7838659286499pt" style:font-size-asian="8.7838659286499pt" style:font-size-complex="8.7838659286499pt"/>
    </style:style>
    <style:style style:name="ch7" style:family="chart">
      <style:graphic-properties svg:stroke-color="#b3b3b3"/>
    </style:style>
    <style:style style:name="ch8" style:family="chart" style:data-style-name="N10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617cm" svg:height="8.69cm" xlink:href=".." xlink:type="simple" chart:class="chart:circle" chart:style-name="ch1">
        <chart:title svg:x="4.407cm" svg:y="0.33cm" chart:style-name="ch2">
          <text:p>Empreses en Règim General</text:p>
        </chart:title>
        <chart:legend chart:legend-position="end" svg:x="11.005cm" svg:y="2.971cm" chart:style-name="ch3"/>
        <chart:plot-area chart:style-name="ch4" table:cell-range-address="Hoja1.G4:Hoja1.G9 Hoja1.L3:Hoja1.L9" chart:data-source-has-labels="both" svg:x="0.292cm" svg:y="1.349cm" svg:width="11.419cm" svg:height="7.168cm">
          <chartooo:coordinate-region svg:x="2.418cm" svg:y="1.35cm" svg:width="7.167cm" svg:height="7.167cm"/>
          <chart:axis chart:dimension="x" chart:name="primary-x" chart:style-name="ch5">
            <chart:categories table:cell-range-address="Hoja1.G4:Hoja1.G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L4:Hoja1.L9" chart:label-cell-address="Hoja1.L3:Hoja1.L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tge</text:p>
                <draw:g>
                  <svg:desc>Hoja1.L3:Hoja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draw:g>
                  <svg:desc>Hoja1.G4:Hoja1.G9</svg:desc>
                </draw:g>
              </table:table-cell>
              <table:table-cell office:value-type="float" office:value="23.8805970149254">
                <text:p>23.8805970149254</text:p>
                <draw:g>
                  <svg:desc>Hoja1.L4:Hoja1.L9</svg:desc>
                </draw:g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